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code.addUtf8( byte [ ] arra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ytecode.addInteger( byte [ ] array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ytecode.addMethodRef( byte [ ] array , short value1 , shor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code.addLong( byte [ ] array ,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ytecode.addClass( byte [ ] array ,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code.addNameAndType( byte [ ] array , short value1 , shor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code.addString( byte [ ] array ,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code.addRef( byte refType , byte [ ] array ,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ytecode.addRef( byte refType , byte [ ] array , short value1 , shor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ytecode.addFieldRef( byte [ ] array , short value1 , shor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ytecode.addInterfaceMethodRef( byte [ ] array , short value1 , shor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